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ditableListener.onEvent( Auditabl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pplicationEventTests.testProgrammatic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ditablePayloadEvent.AuditablePayloadEvent( Object source ,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pplicationEventTests.payloadApplicationEventWithNoTypeUs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yloadApplicationEventTests.testEventClass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ApplicationEventTests.payloadApplicationEventWi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yloadApplicationEventTests.testProgrammaticPayloa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Holder.NumberHolder( 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